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1F673D806C17C97F.png" manifest:media-type="image/png"/>
  <manifest:file-entry manifest:full-path="Pictures/100000000000010000000100B55D49D5B262802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399cm" style:rel-column-width="13102*"/>
    </style:style>
    <style:style style:name="Tableau1.B" style:family="table-column">
      <style:table-column-properties style:column-width="3.401cm" style:rel-column-width="13109*"/>
    </style:style>
    <style:style style:name="Tableau1.E" style:family="table-column">
      <style:table-column-properties style:column-width="3.401cm" style:rel-column-width="1311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 xlink:href="Pictures/100000000000010000000100B55D49D5B2628022.jpg" xlink:type="simple" xlink:actuate="onLoad"/>
      </style:table-cell-properties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background-color="transparent" fo:padding="0.097cm" fo:border-left="0.5pt solid #000000" fo:border-right="none" fo:border-top="none" fo:border-bottom="0.5pt solid #000000">
        <style:background-image xlink:href="Pictures/1000000000000200000002001F673D806C17C97F.png" xlink:type="simple" xlink:actuate="onLoad"/>
      </style:table-cell-properties>
    </style:style>
    <style:style style:name="Tableau1.E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 xlink:href="Pictures/1000000000000200000002001F673D806C17C97F.png" xlink:type="simple" xlink:actuate="onLoad"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18fa7" officeooo:paragraph-rsid="00118fa7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18fa7" officeooo:paragraph-rsid="00118fa7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92da7" officeooo:paragraph-rsid="00192da7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18fa7" officeooo:paragraph-rsid="00118fa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5169e" officeooo:paragraph-rsid="0015169e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5bf6f" officeooo:paragraph-rsid="0015bf6f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92da7" officeooo:paragraph-rsid="00192da7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a2d5f" officeooo:paragraph-rsid="001a2d5f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c069c" officeooo:paragraph-rsid="001c069c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c4736" officeooo:paragraph-rsid="001c4736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d0ce3" officeooo:paragraph-rsid="001d0ce3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e0bbb" officeooo:paragraph-rsid="001e0bbb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f0c06" officeooo:paragraph-rsid="001f0c06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1e0bbb" officeooo:paragraph-rsid="001e0bbb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1f0c06" officeooo:paragraph-rsid="001f0c06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20d82d" officeooo:paragraph-rsid="0020d82d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none" officeooo:rsid="00222268" officeooo:paragraph-rsid="00222268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23b8d9" officeooo:paragraph-rsid="0023b8d9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25f5f9" officeooo:paragraph-rsid="0025f5f9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2750ae" officeooo:paragraph-rsid="002750ae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officeooo:rsid="0029b80f" officeooo:paragraph-rsid="0029b80f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officeooo:rsid="0029e4d4" officeooo:paragraph-rsid="0029e4d4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2c122f" officeooo:paragraph-rsid="002c122f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2ea08e" officeooo:paragraph-rsid="002ea08e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officeooo:rsid="003191c7" officeooo:paragraph-rsid="003191c7"/>
    </style:style>
    <style:style style:name="P27" style:family="paragraph" style:parent-style-name="Standard">
      <style:paragraph-properties fo:text-align="start" style:justify-single-word="false"/>
      <style:text-properties style:font-name="Arial" style:text-underline-style="none" officeooo:rsid="0032bb01" officeooo:paragraph-rsid="0032bb01"/>
    </style:style>
    <style:style style:name="P28" style:family="paragraph" style:parent-style-name="Standard">
      <style:paragraph-properties fo:text-align="start" style:justify-single-word="false"/>
      <style:text-properties style:font-name="Arial" style:text-underline-style="none" officeooo:rsid="00352d96" officeooo:paragraph-rsid="00352d96"/>
    </style:style>
    <style:style style:name="P29" style:family="paragraph" style:parent-style-name="Standard">
      <style:paragraph-properties fo:text-align="start" style:justify-single-word="false"/>
      <style:text-properties style:font-name="Arial" style:text-underline-style="none" officeooo:rsid="00359e60" officeooo:paragraph-rsid="00359e60"/>
    </style:style>
    <style:style style:name="T1" style:family="text">
      <style:text-properties officeooo:rsid="0015bf6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8103"/>
    </style:style>
    <style:style style:name="T4" style:family="text">
      <style:text-properties officeooo:rsid="00222268"/>
    </style:style>
    <style:style style:name="T5" style:family="text">
      <style:text-properties officeooo:rsid="00249c21"/>
    </style:style>
    <style:style style:name="T6" style:family="text">
      <style:text-properties officeooo:rsid="0029e4d4"/>
    </style:style>
    <style:style style:name="T7" style:family="text">
      <style:text-properties officeooo:rsid="002b452f"/>
    </style:style>
    <style:style style:name="T8" style:family="text">
      <style:text-properties officeooo:rsid="002f19b4"/>
    </style:style>
    <style:style style:name="T9" style:family="text">
      <style:text-properties officeooo:rsid="00352d96"/>
    </style:style>
    <style:style style:name="T10" style:family="text">
      <style:text-properties officeooo:rsid="00375d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3</text:p>
      <text:p text:style-name="P2"/>
      <text:p text:style-name="P4"/>
      <text:p text:style-name="P4">Partie 1 :</text:p>
      <text:p text:style-name="P4"/>
      <text:p text:style-name="P5">a) </text:p>
      <text:p text:style-name="P5"><text:span text:style-name="T2">Fait </text:span>: Les filatures de la Madelaine on<text:span text:style-name="T1">t</text:span> été inondé le 15 février 2010 et les contrats des 136 salariés on<text:span text:style-name="T1">t</text:span> été résiliés pour force majeure le 2 et 5 mars 2010</text:p>
      <text:p text:style-name="P5"/>
      <text:p text:style-name="P6"><text:span text:style-name="T2">Procédure </text:span>: <text:span text:style-name="T3">histoire judiciaire</text:span></text:p>
      <text:p text:style-name="P6"/>
      <text:p text:style-name="P3">Question de droit :</text:p>
      <text:p text:style-name="P3"/>
      <text:p text:style-name="P3">Décision :</text:p>
      <text:p text:style-name="P3"/>
      <text:p text:style-name="P3"/>
      <text:p text:style-name="P7">Partie 2 :</text:p>
      <text:p text:style-name="P7"/>
      <text:p text:style-name="P8">Ex1 :</text:p>
      <text:p text:style-name="P8">Non elle ne peut pas être licenciée, elle est protégée par le fait qu’elle soit enceinte</text:p>
      <text:p text:style-name="P8"/>
      <text:p text:style-name="P9">Ex2 :</text:p>
      <text:p text:style-name="P9">Il ne peut pas être licencié, car il n’y a pas de motif.</text:p>
      <text:p text:style-name="P9"/>
      <text:p text:style-name="P9">Ex3 :</text:p>
      <text:p text:style-name="P10">Négocier avec son employeur actuel</text:p>
      <text:p text:style-name="P10"/>
      <text:p text:style-name="P11">Ex4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 table:style-name="Tableau1.1">
          <table:table-cell table:style-name="Tableau1.A1" office:value-type="string">
            <text:p text:style-name="P14"/>
          </table:table-cell>
          <table:table-cell table:style-name="Tableau1.B1" office:value-type="string">
            <text:p text:style-name="P14">Licenciement</text:p>
          </table:table-cell>
          <table:table-cell table:style-name="Tableau1.C1" office:value-type="string">
            <text:p text:style-name="P14">Démission</text:p>
          </table:table-cell>
          <table:table-cell table:style-name="Tableau1.D1" office:value-type="string">
            <text:p text:style-name="P14">Résiliation judiciaire</text:p>
          </table:table-cell>
          <table:table-cell table:style-name="Tableau1.E1" office:value-type="string">
            <text:p text:style-name="P14">Prise d’acte</text:p>
          </table:table-cell>
        </table:table-row>
        <table:table-row>
          <table:table-cell table:style-name="Tableau1.A2" office:value-type="string">
            <text:p text:style-name="P14">Initiative</text:p>
          </table:table-cell>
          <table:table-cell table:style-name="Tableau1.B2" office:value-type="string">
            <text:p text:style-name="P14">Employeur</text:p>
          </table:table-cell>
          <table:table-cell table:style-name="Tableau1.C2" office:value-type="string">
            <text:p text:style-name="P14">Salarié</text:p>
          </table:table-cell>
          <table:table-cell table:style-name="Tableau1.D2" office:value-type="string">
            <text:p text:style-name="P14">Salarié</text:p>
          </table:table-cell>
          <table:table-cell table:style-name="Tableau1.E2" office:value-type="string">
            <text:p text:style-name="P14">Juge</text:p>
          </table:table-cell>
        </table:table-row>
        <table:table-row table:style-name="Tableau1.1">
          <table:table-cell table:style-name="Tableau1.A2" office:value-type="string">
            <text:p text:style-name="P14">Formalités</text:p>
          </table:table-cell>
          <table:table-cell table:style-name="Tableau1.B3" office:value-type="string">
            <text:p text:style-name="P14">Procédure +</text:p>
            <text:p text:style-name="P14">CRS</text:p>
          </table:table-cell>
          <table:table-cell table:style-name="Tableau1.C2" office:value-type="string">
            <text:p text:style-name="P14">Écrit volonté libre et éclairée</text:p>
          </table:table-cell>
          <table:table-cell table:style-name="Tableau1.D3" office:value-type="string">
            <text:p text:style-name="P15"/>
          </table:table-cell>
          <table:table-cell table:style-name="Tableau1.E3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14">Conséquence</text:p>
          </table:table-cell>
          <table:table-cell table:style-name="Tableau1.B4" office:value-type="string">
            <text:p text:style-name="P14">SI CRS :</text:p>
            <text:p text:style-name="P14">⇒ IL</text:p>
            <text:p text:style-name="P14">⇒ IP</text:p>
            <text:p text:style-name="P14">⇒ ICP</text:p>
          </table:table-cell>
          <table:table-cell table:style-name="Tableau1.C4" office:value-type="string">
            <text:p text:style-name="P14">Pas d’indemnité</text:p>
          </table:table-cell>
          <table:table-cell table:style-name="Tableau1.D4" office:value-type="string">
            <text:p text:style-name="P14">Même effet qu’un licenciement sans CRS</text:p>
          </table:table-cell>
          <table:table-cell table:style-name="Tableau1.E4" office:value-type="string">
            <text:p text:style-name="P15"/>
          </table:table-cell>
        </table:table-row>
      </table:table>
      <text:p text:style-name="P11"/>
      <text:p text:style-name="P12">Ex5 :</text:p>
      <text:p text:style-name="P13">Camille : Sa démission ne peut pas être remise en cause</text:p>
      <text:p text:style-name="P13"/>
      <text:p text:style-name="P13">Jérôme : C’est une prise d’acte, il obtiendra la rupture du contrat</text:p>
      <text:p text:style-name="P13"/>
      <text:p text:style-name="P17">Ex6</text:p>
      <text:p text:style-name="P17">a) <text:span text:style-name="T4">Non ce n’est pas une démission, car l’employeur ‘l’oblige’ à démissionner pour lui éviter des problèmes judiciaires</text:span></text:p>
      <text:p text:style-name="P17"/>
      <text:p text:style-name="P18">b) Non ce n’est pas une démission, c’est l’employeur qui rédige la lettre</text:p>
      <text:p text:style-name="P18"/>
      <text:p text:style-name="P18">c) Non ce n’est pas une démission, l’employeur le licencie pour motif abandon de poste</text:p>
      <text:p text:style-name="P19"><text:soft-page-break/>d) <text:span text:style-name="T5">Oui cela peut être considéré comme une démission, car l’employeur à fait les démarches nécessaires mais n’a obtenu aucune réponse</text:span></text:p>
      <text:p text:style-name="P19"/>
      <text:p text:style-name="P20">Ex7</text:p>
      <text:p text:style-name="P17"/>
      <text:p text:style-name="P21">a) C’est justifié, il s’appuie sur des faits précis et objectifs mais son ami son licenciement n’est pas justifié</text:p>
      <text:p text:style-name="P21"/>
      <text:p text:style-name="P22">b) Cause justifié et faute grave (voir lourde s’i<text:span text:style-name="T6">l</text:span> y a intention de nuire)</text:p>
      <text:p text:style-name="P22"/>
      <text:p text:style-name="P22">c) <text:span text:style-name="T6">Licenciement non justifié, car il n’y a pas de clause de mobilité dans le contrat</text:span></text:p>
      <text:p text:style-name="P22"/>
      <text:p text:style-name="P23">d) <text:span text:style-name="T7">Licenciement justifié pour faute grave</text:span></text:p>
      <text:p text:style-name="P23"/>
      <text:p text:style-name="P24">e) Licenciement non justifié mais faute légère</text:p>
      <text:p text:style-name="P24"/>
      <text:p text:style-name="P25">f) <text:span text:style-name="T8">Licenciement justifié pour faute lourde</text:span></text:p>
      <text:p text:style-name="P25"/>
      <text:p text:style-name="P26">Ex8</text:p>
      <text:p text:style-name="P26"/>
      <text:p text:style-name="P27">Il y a un problème sur la procédure, le motif n’est pas indiqué sur la convocation de licenciement. <text:span text:style-name="T9">Il doit y avoir les mêmes motifs que lors de l’entretien. L’employeur n’a pas à connaître la condamnation civile, car elle relève de la vie privée, de plus le motif perte de confiance n’est pas valable.</text:span></text:p>
      <text:p text:style-name="P27"/>
      <text:p text:style-name="P28">Ex9</text:p>
      <text:p text:style-name="P28"/>
      <text:p text:style-name="P29">a) Oui elle est valable, car la transaction est un contrat pour éviter tout problème avec la justice</text:p>
      <text:p text:style-name="P29"/>
      <text:p text:style-name="P29">b) <text:span text:style-name="T10">Non il ne peut pas, dans la transaction il a refusé toute action vers la justic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9T14:19:37.220387437</meta:creation-date>
    <dc:date>2023-09-30T09:02:53.388104070</dc:date>
    <dc:creator>Lucas Da SIlveira</dc:creator>
    <meta:editing-duration>PT1H1M25S</meta:editing-duration>
    <meta:editing-cycles>36</meta:editing-cycles>
    <meta:generator>LibreOffice/7.5.6.2$Linux_X86_64 LibreOffice_project/50$Build-2</meta:generator>
    <meta:document-statistic meta:table-count="1" meta:image-count="0" meta:object-count="0" meta:page-count="2" meta:paragraph-count="55" meta:word-count="383" meta:character-count="2108" meta:non-whitespace-character-count="1779"/>
  </office:meta>
</office:document-meta>
</file>